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size="14pt"/>
    </style:style>
    <style:style style:name="T4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5" style:family="text">
      <style:text-properties style:font-name="Verdana1" fo:font-size="14pt" fo:font-weight="bold"/>
    </style:style>
    <style:style style:name="T6" style:family="text">
      <style:text-properties style:font-name="Comic Sans MS" fo:font-size="14pt"/>
    </style:style>
    <style:style style:name="T7" style:family="text">
      <style:text-properties fo:color="#800080" style:font-name="Verdana1"/>
    </style:style>
    <style:style style:name="T8" style:family="text">
      <style:text-properties fo:color="#0000ff" style:font-name="Verdana1" fo:font-size="14pt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sh Tacos</text:p>
      <text:p text:style-name="Standard"><text:line-break/>3 lbs white fish (I use tilapia, but any type of white fish will work) this amount was what I needed to feed my family. This recipe is very versatile you can use less fish to suit your own needs<text:line-break/>½ of a large onion, chopped<text:line-break/>3T chili powder<text:line-break/>3t cumin <text:line-break/>1T lime juice<text:line-break/>salt, to taste<text:line-break/>taco trimmings – lettuce, tomatoes, sliced olives, avocado is good too..<text:line-break/>flour tortilla<text:line-break/>Cheese – I think cheese is optional, I like mine without cheese<text:line-break/>salsa<text:bookmark text:name="aswift_0_expand"/><text:bookmark text:name="aswift_0_anchor"/><text:line-break/><text:line-break/>Chop up fish into bite size chunks.<text:line-break/><text:line-break/>Cook fish and onion in frying pan until the fish is done and the onion is soft. Add the spices and lime juice and a little salt to taste.<text:line-break/><text:line-break/>Now serve like you would regular tacos.<text:line-break/><text:line-break/>And enjoy! These are easy to make and taste great!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6:28:56.22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138" meta:character-count="716"/>
  </office:meta>
</office:document-meta>
</file>